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estFinishedEvent.getT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stFinishedEvent.DefaultTestFinishedEvent( Object testClassInstance , String testMethodName , Throwable test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TestFinishedEvent.ge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